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17e179"/>
    </style:style>
    <style:style style:name="P3" style:family="paragraph" style:parent-style-name="Standard">
      <style:text-properties style:font-name="Adobe Garamond Pro" officeooo:rsid="00176ea0" officeooo:paragraph-rsid="00236191"/>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text-properties style:font-name="Adobe Garamond Pro" officeooo:rsid="001ae867" officeooo:paragraph-rsid="001ae867"/>
    </style:style>
    <style:style style:name="P7" style:family="paragraph" style:parent-style-name="Standard">
      <style:text-properties style:font-name="Adobe Garamond Pro" officeooo:rsid="001f8c2a" officeooo:paragraph-rsid="001f8c2a"/>
    </style:style>
    <style:style style:name="P8" style:family="paragraph" style:parent-style-name="Standard">
      <style:text-properties style:font-name="Adobe Garamond Pro Bold1" officeooo:rsid="001a03ed" officeooo:paragraph-rsid="001a03ed"/>
    </style:style>
    <style:style style:name="P9" style:family="paragraph" style:parent-style-name="Standard">
      <style:text-properties style:font-name="Adobe Garamond Pro Bold" officeooo:rsid="001ae867" officeooo:paragraph-rsid="001ae867"/>
    </style:style>
    <style:style style:name="P10" style:family="paragraph" style:parent-style-name="Standard">
      <style:text-properties style:font-name="Adobe Garamond Pro" officeooo:rsid="0021eeaa" officeooo:paragraph-rsid="00236191"/>
    </style:style>
    <style:style style:name="P11" style:family="paragraph" style:parent-style-name="Standard">
      <style:text-properties style:font-name="Adobe Garamond Pro" officeooo:rsid="002895d8" officeooo:paragraph-rsid="002895d8"/>
    </style:style>
    <style:style style:name="P12" style:family="paragraph" style:parent-style-name="Standard">
      <style:paragraph-properties fo:text-align="justify" style:justify-single-word="false"/>
      <style:text-properties style:font-name="Adobe Garamond Pro" officeooo:rsid="00219969" officeooo:paragraph-rsid="002b8611"/>
    </style:style>
    <style:style style:name="P13" style:family="paragraph" style:parent-style-name="Standard">
      <style:paragraph-properties fo:text-align="justify" style:justify-single-word="false"/>
      <style:text-properties style:font-name="Adobe Garamond Pro" officeooo:rsid="00219969" officeooo:paragraph-rsid="002bb3eb"/>
    </style:style>
    <style:style style:name="P14" style:family="paragraph" style:parent-style-name="Standard">
      <style:text-properties style:font-name="Adobe Garamond Pro" officeooo:rsid="001a03ed" officeooo:paragraph-rsid="001a03ed"/>
    </style:style>
    <style:style style:name="P15" style:family="paragraph" style:parent-style-name="Standard">
      <style:paragraph-properties fo:text-align="justify" style:justify-single-word="false"/>
      <style:text-properties style:font-name="Adobe Garamond Pro" officeooo:rsid="002b99c8" officeooo:paragraph-rsid="002b99c8"/>
    </style:style>
    <style:style style:name="P16" style:family="paragraph" style:parent-style-name="Standard">
      <style:text-properties style:font-name="Adobe Garamond Pro Bold1" officeooo:rsid="002895d8" officeooo:paragraph-rsid="002895d8"/>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bb3eb"/>
    </style:style>
    <style:style style:name="T12" style:family="text">
      <style:text-properties officeooo:rsid="002c81c1"/>
    </style:style>
    <style:style style:name="T13" style:family="text">
      <style:text-properties officeooo:rsid="002cd3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2">Nour</text:span>, Canante, <text:span text:style-name="T1">Éris</text:span> ( Au pénitencier )</text:p>
      <text:p text:style-name="P1"><text:span text:style-name="T3">Émildä</text:span> et <text:span text:style-name="T3">Léonie</text:span> ( les 3 Sœurs <text:span text:style-name="T5">bicentenaires </text:span>)</text:p>
      <text:p text:style-name="P2">Lalouve, <text:span text:style-name="T12">Avel </text:span></text:p>
      <text:p text:style-name="P4">Treille, Qassim, Maélie et Ohm <text:s/></text:p>
      <text:p text:style-name="P1">Courtecuisse</text:p>
      <text:p text:style-name="P1">Ny</text:p>
      <text:p text:style-name="P1"/>
      <text:p text:style-name="P10">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10"/>
      <text:p text:style-name="P11">L'AVA l'Agence de Valorisation Atomique <text:s/></text:p>
      <text:p text:style-name="P3"/>
      <text:p text:style-name="P7">Le Bois aux Ourses, La Plaque, <text:span text:style-name="T7">Le Dôme,</text:span> La Centrale du Grand Mât</text:p>
      <text:p text:style-name="P5">La Milice, <text:span text:style-name="T6">privée, privatisée, salariée, gérée </text:span></text:p>
      <text:p text:style-name="P5">La Meute, Les Fileuses, Les Solistes, Le Raconteur, Les <text:span text:style-name="T6">Herbes</text:span></text:p>
      <text:p text:style-name="P13"><text:span text:style-name="T10">l'Agence de Valorisation Atomique, les technos du Fond Lean Energy, le Ministre des Incubateurs d'Avenir</text:span></text:p>
      <text:p text:style-name="P5">Des bombe à voix, <text:span text:style-name="T6">des bombes à mots</text:span></text:p>
      <text:p text:style-name="P5"/>
      <text:p text:style-name="P7">Nous colonisons le monde, toutes ses composantes présentes et futures, vivantes et magiques.</text:p>
      <text:p text:style-name="P7">Mais ce qui nous sauvera ou nous survivra est peut être ce qui nous prolonge, ce qui nous continue.</text:p>
      <text:p text:style-name="P7">Pourquoi remettre en route la Centrale du Grand Mât ? </text:p>
      <text:p text:style-name="P5"/>
      <text:p text:style-name="P16">Temps 0</text:p>
      <text:p text:style-name="P12">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8">Temps 1</text:p>
      <text:p text:style-name="P15">Esther <text:span text:style-name="T13">soude</text:span> une banderole mécanique. Céphis <text:span text:style-name="T13">traîne à la</text:span> vigie <text:span text:style-name="T13">les restes d'un drone de flics.</text:span> <text:span text:style-name="T13">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3">Avel.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text:soft-page-break/></text:p>
      <text:p text:style-name="P5"/>
      <text:p text:style-name="P9">Temps 2</text:p>
      <text:p text:style-name="P6"/>
      <text:p text:style-name="P9">Temps 3</text:p>
      <text:p text:style-name="P6"/>
      <text:p text:style-name="P6"/>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0-22T23:56:16.584380547</dc:date>
    <meta:editing-duration>PT2H48M18S</meta:editing-duration>
    <meta:editing-cycles>9</meta:editing-cycles>
    <meta:generator>LibreOffice/4.2.8.2$Linux_X86_64 LibreOffice_project/420m0$Build-2</meta:generator>
    <meta:document-statistic meta:table-count="0" meta:image-count="0" meta:object-count="0" meta:page-count="2" meta:paragraph-count="25" meta:word-count="555" meta:character-count="3209" meta:non-whitespace-character-count="2660"/>
  </office:meta>
</office:document-meta>
</file>